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MRoman10" svg:font-family="LMRoman10" style:font-pitch="variable"/>
    <style:font-face style:name="LMRoman101" svg:font-family="LMRoman10" style:font-adornments="Predeterminado" style:font-pitch="variable"/>
    <style:font-face style:name="Times New Roman" svg:font-family="'Times New Roman'" style:font-adornments="Predeterminado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5.013cm"/>
    </style:style>
    <style:style style:name="co4" style:family="table-column">
      <style:table-column-properties fo:break-before="auto" style:column-width="6.463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page" style:column-width="2.995cm"/>
    </style:style>
    <style:style style:name="co9" style:family="table-column">
      <style:table-column-properties fo:break-before="auto" style:column-width="3.08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style:font-name="LMRoman10"/>
    </style:style>
    <style:style style:name="ce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000000" style:font-name="LMRoman10" fo:font-weight="bold" style:font-weight-asian="bold" style:font-weight-complex="bold"/>
    </style:style>
    <style:style style:name="ce3" style:family="table-cell" style:parent-style-name="Default">
      <style:table-cell-properties fo:background-color="#ffffff" fo:border="none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12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3">
          <table:table-cell/>
          <table:table-cell table:style-name="ce2" office:value-type="string" table:number-columns-spanned="7" table:number-rows-spanned="1">
            <text:p>Valores de los tours generados por las heurísticas para cada instancia. Promedio del cociente valor heuristica/valor optimo</text:p>
          </table:table-cell>
          <table:covered-table-cell table:number-columns-repeated="6" table:style-name="ce3"/>
          <table:table-cell table:number-columns-repeated="3"/>
        </table:table-row>
        <table:table-row table:style-name="ro3">
          <table:table-cell/>
          <table:table-cell table:style-name="ce3" table:number-columns-repeated="7"/>
          <table:table-cell table:number-columns-repeated="3"/>
        </table:table-row>
        <table:table-row table:style-name="ro3">
          <table:table-cell/>
          <table:table-cell table:style-name="ce4" office:value-type="string">
            <text:p>Instancia</text:p>
          </table:table-cell>
          <table:table-cell table:style-name="ce4" office:value-type="string">
            <text:p>Valor Optimo</text:p>
          </table:table-cell>
          <table:table-cell table:style-name="ce4" office:value-type="string">
            <text:p>Valor Vecino Más Cercano</text:p>
          </table:table-cell>
          <table:table-cell table:style-name="ce4" office:value-type="string">
            <text:p>Valor Vecino Más Cercano Mejorado</text:p>
          </table:table-cell>
          <table:table-cell table:style-name="ce4" office:value-type="string">
            <text:p>Valor Insercion+Cercana</text:p>
          </table:table-cell>
          <table:table-cell table:style-name="ce4" office:value-type="string">
            <text:p>Valor Insercion+Lejana</text:p>
          </table:table-cell>
          <table:table-cell table:style-name="ce4" office:value-type="string">
            <text:p>Cota Inferior por 1-Arbol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tt532</text:p>
          </table:table-cell>
          <table:table-cell office:value-type="float" office:value="86729">
            <text:p>86729</text:p>
          </table:table-cell>
          <table:table-cell office:value-type="float" office:value="112099.45">
            <text:p>112099,45</text:p>
          </table:table-cell>
          <table:table-cell office:value-type="float" office:value="102786.05">
            <text:p>102786,05</text:p>
          </table:table-cell>
          <table:table-cell office:value-type="float" office:value="106814.53">
            <text:p>106814,53</text:p>
          </table:table-cell>
          <table:table-cell office:value-type="float" office:value="94676.74">
            <text:p>94676,74</text:p>
          </table:table-cell>
          <table:table-cell office:value-type="float" office:value="76469.182">
            <text:p>76469,182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280</text:p>
          </table:table-cell>
          <table:table-cell office:value-type="float" office:value="2579">
            <text:p>2579</text:p>
          </table:table-cell>
          <table:table-cell office:value-type="float" office:value="3148.1099">
            <text:p>3148,1099</text:p>
          </table:table-cell>
          <table:table-cell office:value-type="float" office:value="3094.2784">
            <text:p>3094,2784</text:p>
          </table:table-cell>
          <table:table-cell office:value-type="float" office:value="3069.0281">
            <text:p>3069,0281</text:p>
          </table:table-cell>
          <table:table-cell office:value-type="float" office:value="2971.367">
            <text:p>2971,367</text:p>
          </table:table-cell>
          <table:table-cell office:value-type="float" office:value="2458.5667">
            <text:p>2458,5667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berlin52</text:p>
          </table:table-cell>
          <table:table-cell office:value-type="float" office:value="7542">
            <text:p>7542</text:p>
          </table:table-cell>
          <table:table-cell office:value-type="float" office:value="8980.9183">
            <text:p>8980,9183</text:p>
          </table:table-cell>
          <table:table-cell office:value-type="float" office:value="8182.1916">
            <text:p>8182,1916</text:p>
          </table:table-cell>
          <table:table-cell office:value-type="float" office:value="9043.1902">
            <text:p>9043,1902</text:p>
          </table:table-cell>
          <table:table-cell office:value-type="float" office:value="8120.634">
            <text:p>8120,634</text:p>
          </table:table-cell>
          <table:table-cell office:value-type="float" office:value="6175.572">
            <text:p>6175,572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bier127</text:p>
          </table:table-cell>
          <table:table-cell office:value-type="float" office:value="118282">
            <text:p>118282</text:p>
          </table:table-cell>
          <table:table-cell office:value-type="float" office:value="135751.78">
            <text:p>135751,78</text:p>
          </table:table-cell>
          <table:table-cell office:value-type="float" office:value="133970.65">
            <text:p>133970,65</text:p>
          </table:table-cell>
          <table:table-cell office:value-type="float" office:value="145544.08">
            <text:p>145544,08</text:p>
          </table:table-cell>
          <table:table-cell office:value-type="float" office:value="127794.76">
            <text:p>127794,76</text:p>
          </table:table-cell>
          <table:table-cell office:value-type="float" office:value="95342.293">
            <text:p>95342,293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ch130</text:p>
          </table:table-cell>
          <table:table-cell office:value-type="float" office:value="6110">
            <text:p>6110</text:p>
          </table:table-cell>
          <table:table-cell table:style-name="Default" office:value-type="float" office:value="7575.2863">
            <text:p>7575,2863</text:p>
          </table:table-cell>
          <table:table-cell office:value-type="float" office:value="7198.7411">
            <text:p>7198,7411</text:p>
          </table:table-cell>
          <table:table-cell office:value-type="float" office:value="7283.9538">
            <text:p>7283,9538</text:p>
          </table:table-cell>
          <table:table-cell office:value-type="float" office:value="6654.7341">
            <text:p>6654,7341</text:p>
          </table:table-cell>
          <table:table-cell office:value-type="float" office:value="5229.3241">
            <text:p>5229,3241</text:p>
          </table:table-cell>
          <table:table-cell table:number-columns-repeated="3"/>
        </table:table-row>
        <table:table-row table:style-name="ro3">
          <table:table-cell table:style-name="ce1"/>
          <table:table-cell office:value-type="string">
            <text:p>eil101</text:p>
          </table:table-cell>
          <table:table-cell office:value-type="float" office:value="629">
            <text:p>629</text:p>
          </table:table-cell>
          <table:table-cell office:value-type="float" office:value="825.24232">
            <text:p>825,24232</text:p>
          </table:table-cell>
          <table:table-cell office:value-type="float" office:value="736.36844">
            <text:p>736,36844</text:p>
          </table:table-cell>
          <table:table-cell office:value-type="float" office:value="746.15845">
            <text:p>746,15845</text:p>
          </table:table-cell>
          <table:table-cell office:value-type="float" office:value="687.39723">
            <text:p>687,39723</text:p>
          </table:table-cell>
          <table:table-cell office:value-type="float" office:value="569.53737">
            <text:p>569,53737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kroA150</text:p>
          </table:table-cell>
          <table:table-cell office:value-type="float" office:value="26524">
            <text:p>26524</text:p>
          </table:table-cell>
          <table:table-cell office:value-type="float" office:value="33609.867">
            <text:p>33609,867</text:p>
          </table:table-cell>
          <table:table-cell office:value-type="float" office:value="31482.02">
            <text:p>31482,02</text:p>
          </table:table-cell>
          <table:table-cell office:value-type="float" office:value="31588.399">
            <text:p>31588,399</text:p>
          </table:table-cell>
          <table:table-cell office:value-type="float" office:value="28789.03">
            <text:p>28789,03</text:p>
          </table:table-cell>
          <table:table-cell office:value-type="float" office:value="23845.484">
            <text:p>23845,484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lin318</text:p>
          </table:table-cell>
          <table:table-cell office:value-type="float" office:value="42029">
            <text:p>42029</text:p>
          </table:table-cell>
          <table:table-cell office:value-type="float" office:value="54033.577">
            <text:p>54033,577</text:p>
          </table:table-cell>
          <table:table-cell office:value-type="float" office:value="49215.613">
            <text:p>49215,613</text:p>
          </table:table-cell>
          <table:table-cell office:value-type="float" office:value="52299.117">
            <text:p>52299,117</text:p>
          </table:table-cell>
          <table:table-cell office:value-type="float" office:value="45874.739">
            <text:p>45874,739</text:p>
          </table:table-cell>
          <table:table-cell office:value-type="float" office:value="38068.879">
            <text:p>38068,879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r299</text:p>
          </table:table-cell>
          <table:table-cell office:value-type="float" office:value="48191">
            <text:p>48191</text:p>
          </table:table-cell>
          <table:table-cell office:value-type="float" office:value="59899.01">
            <text:p>59899,01</text:p>
          </table:table-cell>
          <table:table-cell office:value-type="float" office:value="58288.148">
            <text:p>58288,148</text:p>
          </table:table-cell>
          <table:table-cell office:value-type="float" office:value="60236.618">
            <text:p>60236,618</text:p>
          </table:table-cell>
          <table:table-cell office:value-type="float" office:value="52545.303">
            <text:p>52545,303</text:p>
          </table:table-cell>
          <table:table-cell office:value-type="float" office:value="42692.239">
            <text:p>42692,239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at575</text:p>
          </table:table-cell>
          <table:table-cell office:value-type="float" office:value="6773">
            <text:p>6773</text:p>
          </table:table-cell>
          <table:table-cell office:value-type="float" office:value="8449.3183">
            <text:p>8449,3183</text:p>
          </table:table-cell>
          <table:table-cell office:value-type="float" office:value="7972.3294">
            <text:p>7972,3294</text:p>
          </table:table-cell>
          <table:table-cell office:value-type="float" office:value="8253.0466">
            <text:p>8253,0466</text:p>
          </table:table-cell>
          <table:table-cell office:value-type="float" office:value="7542.5224">
            <text:p>7542,5224</text:p>
          </table:table-cell>
          <table:table-cell office:value-type="float" office:value="6276.4623">
            <text:p>6276,462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>
            <text:p>Promedio</text:p>
          </table:table-cell>
          <table:table-cell/>
          <table:table-cell table:style-name="ce7" table:formula="of:=([.D4]/[.$C4]+[.D5]/[.$C5]+[.D6]/[.$C6]+[.D7]/[.$C7]+[.D8]/[.$C8]+[.D9]/[.$C9]+[.D10]/[.$C10]+[.D11]/[.$C11]+[.D12]/[.$C12]+[.D13]/[.$C13])/10" office:value-type="float" office:value="1.2446713964551">
            <text:p>~1,24xOPT</text:p>
          </table:table-cell>
          <table:table-cell table:style-name="ce7" table:formula="of:=([.E4]/[.$C4]+[.E5]/[.$C5]+[.E6]/[.$C6]+[.E7]/[.$C7]+[.E8]/[.$C8]+[.E9]/[.$C9]+[.E10]/[.$C10]+[.E11]/[.$C11]+[.E12]/[.$C12]+[.E13]/[.$C13])/10" office:value-type="float" office:value="1.16958626878678">
            <text:p>~1,17xOPT</text:p>
          </table:table-cell>
          <table:table-cell table:style-name="ce7" table:formula="of:=([.F4]/[.$C4]+[.F5]/[.$C5]+[.F6]/[.$C6]+[.F7]/[.$C7]+[.F8]/[.$C8]+[.F9]/[.$C9]+[.F10]/[.$C10]+[.F11]/[.$C11]+[.F12]/[.$C12]+[.F13]/[.$C13])/10" office:value-type="float" office:value="1.21332939595474">
            <text:p>~1,21xOPT</text:p>
          </table:table-cell>
          <table:table-cell table:style-name="ce7" table:formula="of:=([.G4]/[.$C4]+[.G5]/[.$C5]+[.G6]/[.$C6]+[.G7]/[.$C7]+[.G8]/[.$C8]+[.G9]/[.$C9]+[.G10]/[.$C10]+[.G11]/[.$C11]+[.G12]/[.$C12]+[.G13]/[.$C13])/10" office:value-type="float" office:value="1.0963788668064">
            <text:p>~1,10xOPT</text:p>
          </table:table-cell>
          <table:table-cell table:style-name="ce7" table:formula="of:=([.H4]/[.$C4]+[.H5]/[.$C5]+[.H6]/[.$C6]+[.H7]/[.$C7]+[.H8]/[.$C8]+[.H9]/[.$C9]+[.H10]/[.$C10]+[.H11]/[.$C11]+[.H12]/[.$C12]+[.H13]/[.$C13])/10" office:value-type="float" office:value="0.883859329950598">
            <text:p>~0,88xOPT</text:p>
          </table:table-cell>
          <table:table-cell table:number-columns-repeated="3"/>
        </table:table-row>
        <table:table-row table:style-name="ro3" table:number-rows-repeated="4">
          <table:table-cell/>
          <table:table-cell table:style-name="Default" table:number-columns-repeated="7"/>
          <table:table-cell table:number-columns-repeated="3"/>
        </table:table-row>
        <table:table-row table:style-name="ro3">
          <table:table-cell/>
          <table:table-cell table:style-name="ce4" office:value-type="string">
            <text:p>Instancia</text:p>
          </table:table-cell>
          <table:table-cell table:style-name="ce4" office:value-type="string">
            <text:p>Valor Optimo</text:p>
          </table:table-cell>
          <table:table-cell table:style-name="ce4" office:value-type="string">
            <text:p>Valor Vecino Más Cercano</text:p>
          </table:table-cell>
          <table:table-cell table:style-name="ce4" office:value-type="string">
            <text:p>Valor Vecino Más Cercano Mejorado</text:p>
          </table:table-cell>
          <table:table-cell table:style-name="ce4" office:value-type="string">
            <text:p>Valor Insercion+Cercana</text:p>
          </table:table-cell>
          <table:table-cell table:style-name="ce4" office:value-type="string">
            <text:p>Valor Insercion+Lejana</text:p>
          </table:table-cell>
          <table:table-cell table:style-name="ce4" office:value-type="string">
            <text:p>Cota Inferior por 1-Arbol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nstancia1</text:p>
          </table:table-cell>
          <table:table-cell office:value-type="float" office:value="784">
            <text:p>784</text:p>
          </table:table-cell>
          <table:table-cell office:value-type="float" office:value="1041.343">
            <text:p>1041,343</text:p>
          </table:table-cell>
          <table:table-cell office:value-type="float" office:value="887.42745">
            <text:p>887,42745</text:p>
          </table:table-cell>
          <table:table-cell office:value-type="float" office:value="937.2637">
            <text:p>937,2637</text:p>
          </table:table-cell>
          <table:table-cell office:value-type="float" office:value="818.76758">
            <text:p>818,76758</text:p>
          </table:table-cell>
          <table:table-cell office:value-type="float" office:value="689.18072">
            <text:p>689,18072</text:p>
          </table:table-cell>
          <table:table-cell table:number-columns-repeated="3"/>
        </table:table-row>
        <table:table-row table:style-name="ro3">
          <table:table-cell table:style-name="ce1" office:value-type="float" office:value="5" table:number-columns-spanned="1" table:number-rows-spanned="10">
            <text:p>5</text:p>
          </table:table-cell>
          <table:table-cell office:value-type="string">
            <text:p>instancia2</text:p>
          </table:table-cell>
          <table:table-cell office:value-type="float" office:value="727">
            <text:p>727</text:p>
          </table:table-cell>
          <table:table-cell office:value-type="float" office:value="970.30328">
            <text:p>970,30328</text:p>
          </table:table-cell>
          <table:table-cell office:value-type="float" office:value="821.30641">
            <text:p>821,30641</text:p>
          </table:table-cell>
          <table:table-cell office:value-type="float" office:value="925.26038">
            <text:p>925,26038</text:p>
          </table:table-cell>
          <table:table-cell office:value-type="float" office:value="782.46517">
            <text:p>782,46517</text:p>
          </table:table-cell>
          <table:table-cell office:value-type="float" office:value="648.84634">
            <text:p>648,84634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3</text:p>
          </table:table-cell>
          <table:table-cell office:value-type="float" office:value="764">
            <text:p>764</text:p>
          </table:table-cell>
          <table:table-cell office:value-type="float" office:value="880.55625">
            <text:p>880,55625</text:p>
          </table:table-cell>
          <table:table-cell office:value-type="float" office:value="851.45265">
            <text:p>851,45265</text:p>
          </table:table-cell>
          <table:table-cell office:value-type="float" office:value="883.62612">
            <text:p>883,62612</text:p>
          </table:table-cell>
          <table:table-cell office:value-type="float" office:value="811.62105">
            <text:p>811,62105</text:p>
          </table:table-cell>
          <table:table-cell office:value-type="float" office:value="672.44178">
            <text:p>672,44178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4</text:p>
          </table:table-cell>
          <table:table-cell office:value-type="float" office:value="785">
            <text:p>785</text:p>
          </table:table-cell>
          <table:table-cell office:value-type="float" office:value="890.31668">
            <text:p>890,31668</text:p>
          </table:table-cell>
          <table:table-cell office:value-type="float" office:value="886.55402">
            <text:p>886,55402</text:p>
          </table:table-cell>
          <table:table-cell office:value-type="float" office:value="931.19118">
            <text:p>931,19118</text:p>
          </table:table-cell>
          <table:table-cell office:value-type="float" office:value="854.95088">
            <text:p>854,95088</text:p>
          </table:table-cell>
          <table:table-cell office:value-type="float" office:value="674.08492">
            <text:p>674,08492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5</text:p>
          </table:table-cell>
          <table:table-cell office:value-type="float" office:value="804">
            <text:p>804</text:p>
          </table:table-cell>
          <table:table-cell office:value-type="float" office:value="972.43168">
            <text:p>972,43168</text:p>
          </table:table-cell>
          <table:table-cell office:value-type="float" office:value="891.47272">
            <text:p>891,47272</text:p>
          </table:table-cell>
          <table:table-cell office:value-type="float" office:value="920.99461">
            <text:p>920,99461</text:p>
          </table:table-cell>
          <table:table-cell office:value-type="float" office:value="895.35008">
            <text:p>895,35008</text:p>
          </table:table-cell>
          <table:table-cell office:value-type="float" office:value="713.93935">
            <text:p>713,93935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6</text:p>
          </table:table-cell>
          <table:table-cell office:value-type="float" office:value="789">
            <text:p>789</text:p>
          </table:table-cell>
          <table:table-cell office:value-type="float" office:value="993.16828">
            <text:p>993,16828</text:p>
          </table:table-cell>
          <table:table-cell office:value-type="float" office:value="936.42562">
            <text:p>936,42562</text:p>
          </table:table-cell>
          <table:table-cell office:value-type="float" office:value="919.18021">
            <text:p>919,18021</text:p>
          </table:table-cell>
          <table:table-cell office:value-type="float" office:value="861.0361">
            <text:p>861,0361</text:p>
          </table:table-cell>
          <table:table-cell office:value-type="float" office:value="689.04789">
            <text:p>689,04789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7</text:p>
          </table:table-cell>
          <table:table-cell office:value-type="float" office:value="803">
            <text:p>803</text:p>
          </table:table-cell>
          <table:table-cell office:value-type="float" office:value="980.51001">
            <text:p>980,51001</text:p>
          </table:table-cell>
          <table:table-cell office:value-type="float" office:value="945.73295">
            <text:p>945,73295</text:p>
          </table:table-cell>
          <table:table-cell office:value-type="float" office:value="995.88772">
            <text:p>995,88772</text:p>
          </table:table-cell>
          <table:table-cell office:value-type="float" office:value="835.75743">
            <text:p>835,75743</text:p>
          </table:table-cell>
          <table:table-cell office:value-type="float" office:value="700.36477">
            <text:p>700,36477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8</text:p>
          </table:table-cell>
          <table:table-cell office:value-type="float" office:value="746">
            <text:p>746</text:p>
          </table:table-cell>
          <table:table-cell office:value-type="float" office:value="928.76448">
            <text:p>928,76448</text:p>
          </table:table-cell>
          <table:table-cell office:value-type="float" office:value="854.66357">
            <text:p>854,66357</text:p>
          </table:table-cell>
          <table:table-cell office:value-type="float" office:value="907.66803">
            <text:p>907,66803</text:p>
          </table:table-cell>
          <table:table-cell office:value-type="float" office:value="804.75336">
            <text:p>804,75336</text:p>
          </table:table-cell>
          <table:table-cell office:value-type="float" office:value="661.30521">
            <text:p>661,30521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9</text:p>
          </table:table-cell>
          <table:table-cell office:value-type="float" office:value="774">
            <text:p>774</text:p>
          </table:table-cell>
          <table:table-cell office:value-type="float" office:value="987.63146">
            <text:p>987,63146</text:p>
          </table:table-cell>
          <table:table-cell office:value-type="float" office:value="913.65535">
            <text:p>913,65535</text:p>
          </table:table-cell>
          <table:table-cell office:value-type="float" office:value="962.06484">
            <text:p>962,06484</text:p>
          </table:table-cell>
          <table:table-cell office:value-type="float" office:value="863.17467">
            <text:p>863,17467</text:p>
          </table:table-cell>
          <table:table-cell office:value-type="float" office:value="677.30043">
            <text:p>677,30043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10</text:p>
          </table:table-cell>
          <table:table-cell office:value-type="float" office:value="792">
            <text:p>792</text:p>
          </table:table-cell>
          <table:table-cell office:value-type="float" office:value="991.30791">
            <text:p>991,30791</text:p>
          </table:table-cell>
          <table:table-cell office:value-type="float" office:value="931.38742">
            <text:p>931,38742</text:p>
          </table:table-cell>
          <table:table-cell office:value-type="float" office:value="965.1937">
            <text:p>965,1937</text:p>
          </table:table-cell>
          <table:table-cell office:value-type="float" office:value="831.79967">
            <text:p>831,79967</text:p>
          </table:table-cell>
          <table:table-cell office:value-type="float" office:value="692.08049">
            <text:p>692,08049</text:p>
          </table:table-cell>
          <table:table-cell table:number-columns-repeated="3"/>
        </table:table-row>
        <table:table-row table:style-name="ro3">
          <table:covered-table-cell/>
          <table:table-cell table:style-name="ce6" office:value-type="string">
            <text:p>Promedio</text:p>
          </table:table-cell>
          <table:table-cell/>
          <table:table-cell table:style-name="ce7" table:formula="of:=([.D20]/[.$C20]+[.D21]/[.$C21]+[.D22]/[.$C22]+[.D23]/[.$C23]+[.D24]/[.$C24]+[.D25]/[.$C25]+[.D26]/[.$C26]+[.D27]/[.$C27]+[.D28]/[.$C28]+[.D29]/[.$C29])/10" office:value-type="float" office:value="1.24116057834884">
            <text:p>~1,24xOPT</text:p>
          </table:table-cell>
          <table:table-cell table:style-name="ce7" table:formula="of:=([.E20]/[.$C20]+[.E21]/[.$C21]+[.E22]/[.$C22]+[.E23]/[.$C23]+[.E24]/[.$C24]+[.E25]/[.$C25]+[.E26]/[.$C26]+[.E27]/[.$C27]+[.E28]/[.$C28]+[.E29]/[.$C29])/10" office:value-type="float" office:value="1.1480964603425">
            <text:p>~1,15xOPT</text:p>
          </table:table-cell>
          <table:table-cell table:style-name="ce7" table:formula="of:=([.F20]/[.$C20]+[.F21]/[.$C21]+[.F22]/[.$C22]+[.F23]/[.$C23]+[.F24]/[.$C24]+[.F25]/[.$C25]+[.F26]/[.$C26]+[.F27]/[.$C27]+[.F28]/[.$C28]+[.F29]/[.$C29])/10" office:value-type="float" office:value="1.20400975961667">
            <text:p>~1,20xOPT</text:p>
          </table:table-cell>
          <table:table-cell table:style-name="ce7" table:formula="of:=([.G20]/[.$C20]+[.G21]/[.$C21]+[.G22]/[.$C22]+[.G23]/[.$C23]+[.G24]/[.$C24]+[.G25]/[.$C25]+[.G26]/[.$C26]+[.G27]/[.$C27]+[.G28]/[.$C28]+[.G29]/[.$C29])/10" office:value-type="float" office:value="1.07620167762396">
            <text:p>~1,08xOPT</text:p>
          </table:table-cell>
          <table:table-cell table:style-name="ce7" table:formula="of:=([.H20]/[.$C20]+[.H21]/[.$C21]+[.H22]/[.$C22]+[.H23]/[.$C23]+[.H24]/[.$C24]+[.H25]/[.$C25]+[.H26]/[.$C26]+[.H27]/[.$C27]+[.H28]/[.$C28]+[.H29]/[.$C29])/10" office:value-type="float" office:value="0.87792815337719">
            <text:p>~0,88xOPT</text:p>
          </table:table-cell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Roman10" svg:font-family="LMRoman10" style:font-pitch="variable"/>
    <style:font-face style:name="LMRoman101" svg:font-family="LMRoman10" style:font-adornments="Predeterminado" style:font-pitch="variable"/>
    <style:font-face style:name="Times New Roman" svg:font-family="'Times New Roman'" style:font-adornments="Predeterminado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0" number:min-integer-digits="1"/>
      <number:text>xOPT</number:text>
    </number:number-style>
    <number:number-style style:name="N111">
      <number:number number:decimal-places="2" number:min-integer-digits="1"/>
      <number:text>xOPT</number:text>
    </number:number-style>
    <number:number-style style:name="N112">
      <number:text>~</number:text>
      <number:number number:decimal-places="2" number:min-integer-digits="1"/>
      <number:text>xOPT</number:text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8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LMRoman101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ágina 3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6-07-25T19:08:53</meta:creation-date>
    <dc:date>2016-08-06T16:01:46</dc:date>
    <meta:editing-duration>PT2H10M52S</meta:editing-duration>
    <meta:editing-cycles>13</meta:editing-cycles>
    <meta:generator>LibreOffice/3.5$Linux_x86 LibreOffice_project/350m1$Build-2</meta:generator>
    <dc:creator>Lucas </dc:creator>
    <meta:document-statistic meta:table-count="3" meta:cell-count="168" meta:object-count="0"/>
  </office:meta>
</office:document-meta>
</file>